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84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Funcionalidades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renciar usu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dastro de setores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dastrar processo de licit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dastrar os tipos de licit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ertar sobre prazos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dastro dos status do processo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companhamento dos processos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dastros das situações dos itens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adastro de produtos com Catmat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latórios de itens fracassados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latório de gastos por setor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dastro de fornecedores</text:p>
          </table:table-cell>
          <table:table-cell table:number-columns-repeated="10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isualizar processo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Relacionar item a nota de empenho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erar notificação de penalidades para empresa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nfigurar prazo de validade dos itens no edital</text:p>
          </table:table-cell>
          <table:table-cell table:number-columns-repeated="10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-negociar prazo de entrega por empenho</text:p>
          </table:table-cell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adastro de tipos de falhas cometidas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5.1.0.3$Linux_X86_64 LibreOffice_project/</meta:generator>
  </office:meta>
</office:document-meta>
</file>